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zh" style:country-asian="TW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0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8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9" style:family="paragraph" style:parent-style-name="Text_20_body">
      <style:text-properties style:language-asian="zh" style:country-asian="TW"/>
    </style:style>
    <style:style style:name="P20" style:family="paragraph" style:parent-style-name="Text_20_body" style:list-style-name="L1"/>
    <style:style style:name="P21" style:family="paragraph" style:parent-style-name="Table_20_Contents">
      <style:text-properties style:font-name="Verdana" fo:font-size="8pt" style:font-size-asian="8pt" style:font-size-complex="8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Button</text:h>
      <text:p text:style-name="P19"><text:span text:style-name="Source_20_Text">Button</text:span> is made by <text:a xlink:type="simple" xlink:href="#3x3 grid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20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8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 draw:filter-name="&lt;All formats&gt;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9">Action:</text:p>
          </table:table-cell>
          <table:table-cell table:style-name="Table3.A1" office:value-type="string">
            <text:p text:style-name="P8">Normal (Open)</text:p>
          </table:table-cell>
          <table:table-cell table:style-name="Table3.A1" office:value-type="string">
            <text:p text:style-name="P8">Hover</text:p>
          </table:table-cell>
          <table:table-cell table:style-name="Table3.A1" office:value-type="string">
            <text:p text:style-name="P8">Click, Select, and Drag.</text:p>
          </table:table-cell>
          <table:table-cell table:style-name="Table3.A1" office:value-type="string">
            <text:p text:style-name="P8">Focus</text:p>
          </table:table-cell>
          <table:table-cell table:style-name="Table3.A1" office:value-type="string">
            <text:p text:style-name="P8">Focus and Hover</text:p>
          </table:table-cell>
          <table:table-cell table:style-name="Table3.G1" office:value-type="string">
            <text:p text:style-name="P9">Disable</text:p>
          </table:table-cell>
        </table:table-row>
        <table:table-row>
          <table:table-cell table:style-name="Table3.A2" office:value-type="string">
            <text:p text:style-name="P9">CSS naming:</text:p>
          </table:table-cell>
          <table:table-cell table:style-name="Table3.A2" office:value-type="string">
            <text:p text:style-name="P7"><text:span text:style-name="Source_20_Text">z-button</text:span></text:p>
          </table:table-cell>
          <table:table-cell table:style-name="Table3.A2" office:value-type="string">
            <text:p text:style-name="P7"><text:span text:style-name="Source_20_Text">-over</text:span></text:p>
          </table:table-cell>
          <table:table-cell table:style-name="Table3.A2" office:value-type="string">
            <text:p text:style-name="P7"><text:span text:style-name="Source_20_Text">-clk</text:span></text:p>
          </table:table-cell>
          <table:table-cell table:style-name="Table3.A2" office:value-type="string">
            <text:p text:style-name="P7"><text:span text:style-name="Source_20_Text">-focus</text:span></text:p>
          </table:table-cell>
          <table:table-cell table:style-name="Table3.A2" office:value-type="string">
            <text:p text:style-name="P7"><text:span text:style-name="Source_20_Text"/></text:p>
          </table:table-cell>
          <table:table-cell table:style-name="Table3.G2" office:value-type="string">
            <text:p text:style-name="P7">-disd</text:p>
          </table:table-cell>
        </table:table-row>
        <table:table-row>
          <table:table-cell table:style-name="Table3.A2" office:value-type="string">
            <text:p text:style-name="P9">Supported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6">Class Name</text:p>
          </table:table-cell>
          <table:table-cell table:style-name="Table17.A1" office:value-type="string">
            <text:p text:style-name="P17">Description</text:p>
          </table:table-cell>
          <table:table-cell table:style-name="Table17.C1" office:value-type="string">
            <text:p text:style-name="P17">Default Values</text:p>
          </table:table-cell>
        </table:table-row>
        <table:table-row>
          <table:table-cell table:style-name="Table17.A2" office:value-type="string">
            <text:p text:style-name="P3"><text:span text:style-name="Source_20_Text"><text:span text:style-name="T1">.z-button</text:span></text:span></text:p>
          </table:table-cell>
          <table:table-cell table:style-name="Table17.B2" office:value-type="string">
            <text:p text:style-name="P3">Font size and color</text:p>
          </table:table-cell>
          <table:table-cell table:style-name="Table17.C2" office:value-type="string">
            <text:p text:style-name="P11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5">font-size: <text:span text:style-name="T2">${fontSizeM}</text:span>; </text:p>
            <text:p text:style-name="P15">color: black;</text:p>
          </table:table-cell>
        </table:table-row>
        <table:table-row>
          <table:table-cell table:style-name="Table17.A2" office:value-type="string">
            <text:p text:style-name="P4">.z-button .z-button-<text:span text:style-name="T4">tl</text:span>, </text:p>
            <text:p text:style-name="P4"><text:soft-page-break/>.z-button .z-button-<text:span text:style-name="T4">tr</text:span>, </text:p>
            <text:p text:style-name="P4">.z-button .z-button-<text:span text:style-name="T4">bl</text:span>, </text:p>
            <text:p text:style-name="P4">.z-button .z-button-<text:span text:style-name="T4">br</text:span></text:p>
          </table:table-cell>
          <table:table-cell table:style-name="Table17.B2" office:value-type="string">
            <text:p text:style-name="P3">Cor<text:span text:style-name="T5">ner graph</text:span></text:p>
          </table:table-cell>
          <table:table-cell table:style-name="Table17.C2" office:value-type="string">
            <text:p text:style-name="P12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tm</text:span>, </text:p>
            <text:p text:style-name="P4">.z-button .z-button-<text:span text:style-name="T4">bm</text:span></text:p>
          </table:table-cell>
          <table:table-cell table:style-name="Table17.B2" office:value-type="string">
            <text:p text:style-name="P3">Top and bottom ed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cl</text:span>, </text:p>
            <text:p text:style-name="P4">.z-button .z-button-<text:span text:style-name="T4">cr</text:span></text:p>
          </table:table-cell>
          <table:table-cell table:style-name="Table17.B2" office:value-type="string">
            <text:p text:style-name="P3">Right and left edge</text:p>
          </table:table-cell>
          <table:table-cell table:style-name="Table17.C2" office:value-type="string">
            <text:p text:style-name="P12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4">.z-button .z-button-<text:span text:style-name="T4">cm</text:span></text:p>
          </table:table-cell>
          <table:table-cell table:style-name="Table17.B2" office:value-type="string">
            <text:p text:style-name="P3">Center ima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&lt;style&gt;</text:p>
            <text:p text:style-name="P6">.z-button .z-button-tl, .z-button .z-button-tr, .z-button .z-button-bl, .z-button .z-button-br,</text:p>
            <text:p text:style-name="P6">.z-button .z-button-tm, .z-button .z-button-bm, .z-button .z-button-cl, .z-button .z-button-cr {</text:p>
            <text:p text:style-name="P6"><text:s text:c="4"/>background-image:none; background-color:#008bb6; </text:p>
            <text:p text:style-name="P6">}</text:p>
            <text:p text:style-name="P6">.z-button .z-button-cm { </text:p>
            <text:p text:style-name="P6"><text:s text:c="4"/>background-image:none; background-color:#c1c2c3; </text:p>
            <text:p text:style-name="P5"><text:span text:style-name="T6">}</text:span> </text:p>
            <text:p text:style-name="P5">&lt;/style&gt;</text:p>
            <text:p text:style-name="P5"><draw:frame draw:style-name="fr2" draw:name="graphics3" text:anchor-type="paragraph" svg:width="2.831cm" svg:height="1.191cm" draw:z-index="2"><draw:image xlink:href="../images/button3.gif" xlink:type="simple" xlink:show="embed" xlink:actuate="onLoad" draw:filter-name="&lt;All formats&gt;"/></draw:frame>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      <text:p text:style-name="P5"><draw:frame draw:style-name="fr1" draw:name="graphics4" text:anchor-type="paragraph" svg:x="9.208cm" svg:y="0.423cm" svg:width="3.572cm" svg:height="2.037cm" draw:z-index="3"><draw:image xlink:href="../images/button4.gif" xlink:type="simple" xlink:show="embed" xlink:actuate="onLoad" draw:filter-name="&lt;All formats&gt;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09:15:56</dc:date>
    <meta:editing-cycles>13</meta:editing-cycles>
    <meta:editing-duration>PT2H59M46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2" meta:paragraph-count="65" meta:word-count="324" meta:character-count="1855"/>
  </office:meta>
</office:document-meta>
</file>